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2.9929in"/>
    </style:style>
    <style:style style:name="co4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2.4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#</text:p>
          </table:table-cell>
          <table:table-cell office:value-type="string">
            <text:p>Bill of materials, I2C Panel rev0.4</text:p>
          </table:table-cell>
          <table:table-cell office:value-type="string">
            <text:p>Part</text:p>
          </table:table-cell>
          <table:table-cell office:value-type="string">
            <text:p>Shop</text:p>
          </table:table-cell>
          <table:table-cell office:value-type="string">
            <text:p>Order nr</text:p>
          </table:table-cell>
          <table:table-cell office:value-type="string">
            <text:p>PPS</text:p>
          </table:table-cell>
          <table:table-cell office:value-type="string">
            <text:p>Tot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CD display, 16x2 characters</text:p>
          </table:table-cell>
          <table:table-cell office:value-type="string">
            <text:p>U3</text:p>
          </table:table-cell>
          <table:table-cell office:value-type="string">
            <text:p>RS Components</text:p>
          </table:table-cell>
          <table:table-cell office:value-type="string">
            <text:p>532-6408</text:p>
          </table:table-cell>
          <table:table-cell office:value-type="float" office:value="4.62">
            <text:p>4.62</text:p>
          </table:table-cell>
          <table:table-cell table:formula="of:=[.A3]*[.F3]" office:value-type="float" office:value="4.62">
            <text:p>4.6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TMega168P-20PU</text:p>
          </table:table-cell>
          <table:table-cell office:value-type="string">
            <text:p>IC1</text:p>
          </table:table-cell>
          <table:table-cell office:value-type="string">
            <text:p>RS Components</text:p>
          </table:table-cell>
          <table:table-cell office:value-type="string">
            <text:p>738-0375</text:p>
          </table:table-cell>
          <table:table-cell office:value-type="float" office:value="5.22">
            <text:p>5.22</text:p>
          </table:table-cell>
          <table:table-cell table:formula="of:=[.A4]*[.F4]" office:value-type="float" office:value="5.22">
            <text:p>5.22</text:p>
          </table:table-cell>
          <table:table-cell office:value-type="string">
            <text:p>Farnell: 1661728: 2,45/stuk!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hru hole tactileswitch12x12x7.3mm</text:p>
          </table:table-cell>
          <table:table-cell office:value-type="string">
            <text:p>SW1-4</text:p>
          </table:table-cell>
          <table:table-cell office:value-type="string">
            <text:p>RS Components</text:p>
          </table:table-cell>
          <table:table-cell office:value-type="string">
            <text:p>378-6763</text:p>
          </table:table-cell>
          <table:table-cell office:value-type="float" office:value="0.46">
            <text:p>0.46</text:p>
          </table:table-cell>
          <table:table-cell table:formula="of:=[.A5]*[.F5]" office:value-type="float" office:value="1.84">
            <text:p>1.8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CB Stick switch, 4 dir + centre push</text:p>
          </table:table-cell>
          <table:table-cell office:value-type="string">
            <text:p>SW5</text:p>
          </table:table-cell>
          <table:table-cell office:value-type="string">
            <text:p>RS Components</text:p>
          </table:table-cell>
          <table:table-cell office:value-type="string">
            <text:p>516-316</text:p>
          </table:table-cell>
          <table:table-cell office:value-type="float" office:value="2.25">
            <text:p>2.25</text:p>
          </table:table-cell>
          <table:table-cell table:formula="of:=[.A6]*[.F6]" office:value-type="float" office:value="2.25">
            <text:p>2.25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eramic resonator THT CSTLS 16.00MHz </text:p>
          </table:table-cell>
          <table:table-cell office:value-type="string">
            <text:p>F1</text:p>
          </table:table-cell>
          <table:table-cell office:value-type="string">
            <text:p>RS Components</text:p>
          </table:table-cell>
          <table:table-cell office:value-type="string">
            <text:p>526-6154</text:p>
          </table:table-cell>
          <table:table-cell office:value-type="float" office:value="0.56">
            <text:p>0.56</text:p>
          </table:table-cell>
          <table:table-cell table:formula="of:=[.A7]*[.F7]" office:value-type="float" office:value="0.56">
            <text:p>0.56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8way low profile DIL socket,0.3in pitch</text:p>
          </table:table-cell>
          <table:table-cell office:value-type="string">
            <text:p>IC1</text:p>
          </table:table-cell>
          <table:table-cell office:value-type="string">
            <text:p>RS Components</text:p>
          </table:table-cell>
          <table:table-cell office:value-type="string">
            <text:p>801-768  </text:p>
          </table:table-cell>
          <table:table-cell office:value-type="float" office:value="0.24">
            <text:p>0.24</text:p>
          </table:table-cell>
          <table:table-cell table:formula="of:=[.A8]*[.F8]" office:value-type="float" office:value="0.24">
            <text:p>0.24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00uF capacitor</text:p>
          </table:table-cell>
          <table:table-cell office:value-type="string">
            <text:p>U2</text:p>
          </table:table-cell>
          <table:table-cell office:value-type="string">
            <text:p>RS Components</text:p>
          </table:table-cell>
          <table:table-cell office:value-type="string">
            <text:p>711-0703 </text:p>
          </table:table-cell>
          <table:table-cell office:value-type="float" office:value="0.03">
            <text:p>0.03</text:p>
          </table:table-cell>
          <table:table-cell table:formula="of:=[.A9]*[.F9]" office:value-type="float" office:value="0.06">
            <text:p>0.06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00nF capacitor</text:p>
          </table:table-cell>
          <table:table-cell office:value-type="string">
            <text:p>U1,U4</text:p>
          </table:table-cell>
          <table:table-cell office:value-type="string">
            <text:p>RS Components</text:p>
          </table:table-cell>
          <table:table-cell office:value-type="string">
            <text:p>721-5240</text:p>
          </table:table-cell>
          <table:table-cell office:value-type="float" office:value="0.07">
            <text:p>0.07</text:p>
          </table:table-cell>
          <table:table-cell table:formula="of:=[.A10]*[.F10]" office:value-type="float" office:value="0.14">
            <text:p>0.14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0K resistor</text:p>
          </table:table-cell>
          <table:table-cell office:value-type="string">
            <text:p>R2</text:p>
          </table:table-cell>
          <table:table-cell office:value-type="string">
            <text:p>RS Components</text:p>
          </table:table-cell>
          <table:table-cell office:value-type="string">
            <text:p>707-7745</text:p>
          </table:table-cell>
          <table:table-cell office:value-type="float" office:value="0.02">
            <text:p>0.02</text:p>
          </table:table-cell>
          <table:table-cell table:formula="of:=[.A11]*[.F11]" office:value-type="float" office:value="0.02">
            <text:p>0.0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36 way straight header,7mm top 3mm below </text:p>
          </table:table-cell>
          <table:table-cell/>
          <table:table-cell office:value-type="string">
            <text:p>RS Components</text:p>
          </table:table-cell>
          <table:table-cell office:value-type="string">
            <text:p>251-8632 </text:p>
          </table:table-cell>
          <table:table-cell office:value-type="float" office:value="0.31">
            <text:p>0.31</text:p>
          </table:table-cell>
          <table:table-cell table:formula="of:=[.A12]*[.F12]" office:value-type="float" office:value="0.31">
            <text:p>0.3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S270</text:p>
          </table:table-cell>
          <table:table-cell office:value-type="string">
            <text:p>Q1, Q4</text:p>
          </table:table-cell>
          <table:table-cell office:value-type="string">
            <text:p>Farnell</text:p>
          </table:table-cell>
          <table:table-cell office:value-type="string">
            <text:p>1017689</text:p>
          </table:table-cell>
          <table:table-cell office:value-type="float" office:value="0.149">
            <text:p>0.149</text:p>
          </table:table-cell>
          <table:table-cell table:formula="of:=[.F13]*[.A13]" office:value-type="float" office:value="0.298">
            <text:p>0.29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ingstate KPEG242 buzzer</text:p>
          </table:table-cell>
          <table:table-cell office:value-type="string">
            <text:p>P3</text:p>
          </table:table-cell>
          <table:table-cell office:value-type="string">
            <text:p>Farnell</text:p>
          </table:table-cell>
          <table:table-cell office:value-type="string">
            <text:p>1502726</text:p>
          </table:table-cell>
          <table:table-cell office:value-type="float" office:value="2.03">
            <text:p>2.03</text:p>
          </table:table-cell>
          <table:table-cell table:formula="of:=[.F14]*[.A14]" office:value-type="float" office:value="2.03">
            <text:p>2.03</text:p>
          </table:table-cell>
          <table:table-cell office:value-type="string">
            <text:p>of RS: 535-825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lastic buttoncap black</text:p>
          </table:table-cell>
          <table:table-cell/>
          <table:table-cell office:value-type="string">
            <text:p>RS Components</text:p>
          </table:table-cell>
          <table:table-cell office:value-type="string">
            <text:p>378-6943  </text:p>
          </table:table-cell>
          <table:table-cell office:value-type="float" office:value="0.11">
            <text:p>0.11</text:p>
          </table:table-cell>
          <table:table-cell table:formula="of:=[.A15]*[.F15]" office:value-type="float" office:value="0.33">
            <text:p>0.3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lastic buttoncap red</text:p>
          </table:table-cell>
          <table:table-cell/>
          <table:table-cell office:value-type="string">
            <text:p>RS Components</text:p>
          </table:table-cell>
          <table:table-cell office:value-type="string">
            <text:p>378-6937 </text:p>
          </table:table-cell>
          <table:table-cell office:value-type="float" office:value="0.11">
            <text:p>0.11</text:p>
          </table:table-cell>
          <table:table-cell table:formula="of:=[.A16]*[.F16]" office:value-type="float" office:value="0.11">
            <text:p>0.1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urocircuits PCB</text:p>
          </table:table-cell>
          <table:table-cell/>
          <table:table-cell office:value-type="string">
            <text:p>Eurocircuits</text:p>
          </table:table-cell>
          <table:table-cell office:value-type="string">
            <text:p>E412106</text:p>
          </table:table-cell>
          <table:table-cell office:value-type="float" office:value="7.5">
            <text:p>7.5</text:p>
          </table:table-cell>
          <table:table-cell table:formula="of:=[.A17]*[.F17]" office:value-type="float" office:value="7.5">
            <text:p>7.5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number-columns-repeated="6"/>
          <table:table-cell table:formula="of:=SUM([.G3:.G17])" office:value-type="float" office:value="25.528">
            <text:p>25.528</text:p>
          </table:table-cell>
          <table:table-cell/>
        </table:table-row>
        <table:table-row table:style-name="ro3">
          <table:table-cell/>
          <table:table-cell office:value-type="string">
            <text:p>BTW</text:p>
          </table:table-cell>
          <table:table-cell table:number-columns-repeated="4"/>
          <table:table-cell table:formula="of:=1.21*[.G19]" office:value-type="float" office:value="30.88888">
            <text:p>30.88888</text:p>
          </table:table-cell>
          <table:table-cell/>
        </table:table-row>
        <table:table-row table:style-name="ro3" table:number-rows-repeated="10485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 style:data-style-name="N2" text:time-value="0000-00-00T10:23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p </meta:initial-creator>
    <meta:creation-date>2011-12-10T09:16:43</meta:creation-date>
    <dc:date>2013-08-21T10:27:34</dc:date>
    <meta:editing-duration>PT1H26M46S</meta:editing-duration>
    <meta:editing-cycles>8</meta:editing-cycles>
    <meta:generator>LibreOffice/4.0.2.2$Linux_X86_64 LibreOffice_project/400m0$Build-2</meta:generator>
    <dc:creator>Jaap </dc:creator>
    <meta:document-statistic meta:table-count="3" meta:cell-count="113" meta:object-count="0"/>
  </office:meta>
</office:document-meta>
</file>